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DengXian" svg:font-family="DengXia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DengXian Light" svg:font-family="DengXian Light" style:font-family-generic="system" style:font-pitch="variable" svg:panose-1="2 1 6 0 3 1 1 1 1 1"/>
    <style:font-face style:name="Lyusung Fix" svg:font-family="Lyusung Fix" style:font-family-generic="system" style:font-pitch="variable" svg:panose-1="2 0 0 0 0 0 0 0 0 0"/>
    <style:font-face style:name="Microsoft YaHei" svg:font-family="Microsoft YaHei" style:font-family-generic="swiss" style:font-pitch="variable" svg:panose-1="2 11 5 3 2 2 4 2 2 4"/>
    <style:font-face style:name="SimSun" svg:font-family="SimSun" style:font-family-generic="system" style:font-pitch="variable" svg:panose-1="2 1 6 0 3 1 1 1 1 1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style:font-name="Lyusung Fix" style:font-name-asian="Lyusung Fix" style:text-scale="120%" fo:font-size="12pt" style:font-size-asian="12pt" style:font-size-complex="12pt"/>
    </style:style>
    <style:style style:name="T3" style:parent-style-name="DefaultParagraphFont" style:family="text">
      <style:text-properties style:font-name="Lyusung Fix" style:font-name-asian="Lyusung Fix" style:text-scale="120%" fo:font-size="18pt" style:font-size-asian="18pt" style:font-size-complex="18pt"/>
    </style:style>
    <style:style style:name="P4" style:parent-style-name="Normal" style:family="paragraph">
      <style:text-properties style:font-name="Lyusung Fix" style:font-name-asian="Lyusung Fix" style:text-scale="120%" fo:font-size="18pt" style:font-size-asian="18pt" style:font-size-complex="18pt"/>
    </style:style>
    <style:style style:name="P5" style:parent-style-name="Normal" style:family="paragraph">
      <style:text-properties style:font-name="Lyusung Fix" style:font-name-asian="Lyusung Fix" style:text-scale="130%" fo:font-size="16pt" style:font-size-asian="16pt" style:font-size-complex="16pt"/>
    </style:style>
    <style:style style:name="T6" style:parent-style-name="DefaultParagraphFont" style:family="text">
      <style:text-properties style:font-name="Lyusung Fix" style:font-name-asian="Lyusung Fix" style:text-scale="130%" fo:font-size="16pt" style:font-size-asian="16pt" style:font-size-complex="16pt"/>
    </style:style>
    <style:style style:name="T7" style:parent-style-name="DefaultParagraphFont" style:family="text">
      <style:text-properties style:font-name="Lyusung Fix" style:font-name-asian="Lyusung Fix" style:text-scale="130%" fo:font-size="16pt" style:font-size-asian="16pt" style:font-size-complex="16pt"/>
    </style:style>
    <style:style style:name="T8" style:parent-style-name="DefaultParagraphFont" style:family="text">
      <style:text-properties style:font-name="Lyusung Fix" style:font-name-asian="Lyusung Fix" style:text-scale="130%" fo:font-size="16pt" style:font-size-asian="16pt" style:font-size-complex="16pt"/>
    </style:style>
    <style:style style:name="T9" style:parent-style-name="DefaultParagraphFont" style:family="text">
      <style:text-properties style:font-name="Lyusung Fix" style:font-name-asian="Lyusung Fix" style:font-name-complex="Microsoft YaHei" style:text-scale="130%" fo:font-size="16pt" style:font-size-asian="16pt" style:font-size-complex="16pt"/>
    </style:style>
    <style:style style:name="T10" style:parent-style-name="DefaultParagraphFont" style:family="text">
      <style:text-properties style:font-name="Lyusung Fix" style:font-name-asian="Lyusung Fix" style:font-name-complex="Microsoft YaHei" style:text-scale="130%" fo:font-size="16pt" style:font-size-asian="16pt" style:font-size-complex="16pt"/>
    </style:style>
    <style:style style:name="T11" style:parent-style-name="DefaultParagraphFont" style:family="text">
      <style:text-properties style:font-name="Lyusung Fix" style:font-name-asian="Lyusung Fix" style:font-name-complex="Microsoft YaHei" style:text-scale="130%" fo:font-size="16pt" style:font-size-asian="16pt" style:font-size-complex="16pt"/>
    </style:style>
    <style:style style:name="T12" style:parent-style-name="DefaultParagraphFont" style:family="text">
      <style:text-properties style:font-name="Lyusung Fix" style:font-name-asian="Lyusung Fix" style:font-name-complex="Microsoft YaHei" style:text-scale="130%" fo:font-size="16pt" style:font-size-asian="16pt" style:font-size-complex="16pt"/>
    </style:style>
    <style:style style:name="T13" style:parent-style-name="DefaultParagraphFont" style:family="text">
      <style:text-properties style:font-name="Lyusung Fix" style:font-name-asian="Lyusung Fix" style:font-name-complex="Microsoft YaHei" style:text-scale="130%" fo:font-size="16pt" style:font-size-asian="16pt" style:font-size-complex="16pt"/>
    </style:style>
    <style:style style:name="T14" style:parent-style-name="DefaultParagraphFont" style:family="text">
      <style:text-properties style:font-name="Lyusung Fix" style:font-name-asian="Lyusung Fix" style:font-name-complex="Microsoft YaHei" style:text-scale="130%" fo:font-size="16pt" style:font-size-asian="16pt" style:font-size-complex="16pt"/>
    </style:style>
    <style:style style:name="T15" style:parent-style-name="DefaultParagraphFont" style:family="text">
      <style:text-properties style:font-name="Lyusung Fix" style:font-name-asian="Lyusung Fix" style:font-name-complex="Microsoft YaHei" style:text-scale="130%" fo:font-size="16pt" style:font-size-asian="16pt" style:font-size-complex="16pt"/>
    </style:style>
    <style:style style:name="P16" style:parent-style-name="Normal" style:family="paragraph">
      <style:text-properties style:font-name="Lyusung Fix" style:font-name-asian="Lyusung Fix" style:font-name-complex="Microsoft YaHei" fo:letter-spacing="0.0416in" style:text-scale="130%" fo:font-size="16pt" style:font-size-asian="16pt" style:font-size-complex="16pt"/>
    </style:style>
    <style:style style:name="T17" style:parent-style-name="DefaultParagraphFont" style:family="text">
      <style:text-properties style:font-name="Lyusung Fix" style:font-name-asian="Lyusung Fix" style:font-name-complex="SimSun" fo:letter-spacing="0.0416in" style:text-scale="130%" style:letter-kerning="true" fo:font-size="16pt" style:font-size-asian="16pt" style:font-size-complex="16pt" fo:language="en" fo:country="US"/>
    </style:style>
    <style:style style:name="T18" style:parent-style-name="DefaultParagraphFont" style:family="text">
      <style:text-properties style:font-name="Cambria" style:font-name-asian="Lyusung Fix" style:font-name-complex="Cambria" fo:letter-spacing="0.0416in" style:text-scale="130%" style:letter-kerning="true" fo:font-size="16pt" style:font-size-asian="16pt" style:font-size-complex="16pt" fo:language="en" fo:country="US"/>
    </style:style>
    <style:style style:name="T19" style:parent-style-name="DefaultParagraphFont" style:family="text">
      <style:text-properties style:font-name="Lyusung Fix" style:font-name-asian="Lyusung Fix" style:font-name-complex="SimSun" fo:letter-spacing="0.0416in" style:text-scale="130%" style:letter-kerning="true" fo:font-size="16pt" style:font-size-asian="16pt" style:font-size-complex="16pt" fo:language="en" fo:country="US"/>
    </style:style>
    <style:style style:name="T20" style:parent-style-name="DefaultParagraphFont" style:family="text">
      <style:text-properties style:font-name="Lyusung Fix" style:font-name-asian="Lyusung Fix" style:font-name-complex="SimSun" fo:letter-spacing="0.0416in" style:text-scale="130%" style:letter-kerning="true" fo:font-size="16pt" style:font-size-asian="16pt" style:font-size-complex="16pt" fo:language="en" fo:country="US"/>
    </style:style>
    <style:style style:name="T21" style:parent-style-name="DefaultParagraphFont" style:family="text">
      <style:text-properties style:font-name="Lyusung Fix" style:font-name-asian="Lyusung Fix" style:font-name-complex="SimSun" fo:letter-spacing="0.0138in" style:text-scale="130%" style:letter-kerning="true" fo:font-size="16pt" style:font-size-asian="16pt" style:font-size-complex="16pt" fo:language="en" fo:country="US"/>
    </style:style>
    <style:style style:name="P22" style:parent-style-name="Normal" style:family="paragraph">
      <style:text-properties style:font-name="Lyusung Fix" style:font-name-asian="Lyusung Fix" style:font-name-complex="Microsoft YaHei" fo:font-size="18pt" style:font-size-asian="18pt" style:font-size-complex="18pt"/>
    </style:style>
    <style:style style:name="T23" style:parent-style-name="DefaultParagraphFont" style:family="text">
      <style:text-properties style:font-name="Lyusung Fix" style:font-name-asian="Lyusung Fix" style:font-name-complex="Microsoft YaHei" fo:font-size="18pt" style:font-size-asian="18pt" style:font-size-complex="18pt"/>
    </style:style>
    <style:style style:name="T24" style:parent-style-name="DefaultParagraphFont" style:family="text">
      <style:text-properties style:font-name="Lyusung Fix" style:font-name-asian="Lyusung Fix" style:font-name-complex="Microsoft YaHei" fo:font-size="18pt" style:font-size-asian="18pt" style:font-size-complex="18pt"/>
    </style:style>
    <style:style style:name="P25" style:parent-style-name="Normal" style:family="paragraph">
      <style:paragraph-properties fo:text-align="center"/>
      <style:text-properties style:font-name="Lyusung Fix" style:font-name-asian="Lyusung Fix" fo:letter-spacing="0.0138in" style:text-scale="120%" fo:font-size="7.5pt" style:font-size-asian="7.5pt" style:font-size-complex="7.5pt"/>
    </style:style>
    <style:style style:name="P26" style:parent-style-name="Normal" style:family="paragraph">
      <style:paragraph-properties fo:text-align="center"/>
      <style:text-properties style:font-name="Lyusung Fix" style:font-name-asian="Lyusung Fix" style:text-scale="120%" fo:font-size="9pt" style:font-size-asian="9pt" style:font-size-complex="9pt"/>
    </style:style>
    <style:style style:name="P27" style:parent-style-name="Normal" style:family="paragraph">
      <style:paragraph-properties fo:text-align="center"/>
      <style:text-properties style:font-name="Lyusung Fix" style:font-name-asian="Lyusung Fix" fo:letter-spacing="0.4166in" style:text-scale="120%" fo:font-size="7.5pt" style:font-size-asian="7.5pt" style:font-size-complex="7.5pt"/>
    </style:style>
    <style:style style:name="T28" style:parent-style-name="DefaultParagraphFont" style:family="text">
      <style:text-properties style:font-name="Lyusung Fix" style:font-name-asian="Lyusung Fix" style:font-name-complex="Microsoft YaHei" style:text-scale="150%" fo:font-size="11pt" style:font-size-asian="11pt"/>
    </style:style>
    <style:style style:name="P29" style:parent-style-name="Normal" style:family="paragraph">
      <style:text-properties style:font-name="Lyusung Fix" style:font-name-asian="Lyusung Fix" style:font-name-complex="Microsoft YaHei" style:text-scale="150%" fo:font-size="18pt" style:font-size-asian="18pt" style:font-size-complex="18pt"/>
    </style:style>
    <style:style style:name="P30" style:parent-style-name="Normal" style:family="paragraph">
      <style:text-properties style:font-name="Lyusung Fix" style:font-name-asian="Lyusung Fix" style:font-name-complex="Microsoft YaHei" fo:font-size="18pt" style:font-size-asian="18pt" style:font-size-complex="18pt"/>
    </style:style>
    <style:style style:name="P31" style:parent-style-name="Normal" style:family="paragraph">
      <style:text-properties style:font-name="Lyusung Fix" style:font-name-asian="Lyusung Fix" style:font-name-complex="Microsoft YaHei" fo:font-size="16pt" style:font-size-asian="16pt" style:font-size-complex="16pt"/>
    </style:style>
    <style:style style:name="P32" style:parent-style-name="Normal" style:family="paragraph">
      <style:paragraph-properties fo:text-align="end"/>
      <style:text-properties style:font-name="Lyusung Fix" style:font-name-asian="Lyusung Fix" style:font-name-complex="Microsoft YaHei" fo:font-size="12pt" style:font-size-asian="12pt" style:font-size-complex="12pt"/>
    </style:style>
    <style:style style:name="T33" style:parent-style-name="DefaultParagraphFont" style:family="text">
      <style:text-properties style:font-name="Lyusung Fix" style:font-name-asian="Lyusung Fix" style:font-name-complex="Microsoft YaHei" fo:letter-spacing="0.0416in" fo:font-size="12pt" style:font-size-asian="12pt" style:font-size-complex="12pt"/>
    </style:style>
    <style:style style:family="graphic" style:name="a0">
      <style:graphic-properties style:wrap="run-through" style:run-through="foreground" draw:fill="none" draw:stroke="solid" svg:stroke-width="0.01389in" svg:stroke-color="#172c51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" style:parent-style-name="Graphics">
      <style:graphic-properties fo:wrap-option="wrap" fo:border="0.00694in solid #ffffff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</office:automatic-styles>
  <office:body>
    <office:text text:use-soft-page-breaks="true">
      <text:p text:style-name="P1"><text:span text:style-name="T2">2026.3.23 14:57</text:span><text:span text:style-name="T3"><text:s/></text:span></text:p>
      <text:p text:style-name="P4"/>
      <text:p text:style-name="P5">ZCZC RERN IHX0001<text:s/>YZ0001<text:s/></text:p>
      <text:p text:style-name="Normal"><text:span text:style-name="T6">P<text:s/></text:span><text:span text:style-name="T7">MALCONDO</text:span><text:span text:style-name="T8"><text:s/></text:span><text:span text:style-name="T9">马孔</text:span><text:span text:style-name="T10">多<text:s/></text:span><text:span text:style-name="T11">YZ0001</text:span><text:span text:style-name="T12"><text:s/>31 2</text:span><text:span text:style-name="T13">3</text:span><text:span text:style-name="T14"><text:s/>1</text:span><text:span text:style-name="T15">457</text:span></text:p>
      <text:p text:style-name="P16">哥伦比亚马格达莱纳省</text:p>
      <text:p text:style-name="Normal"><text:span text:style-name="T17">奥雷里亚诺</text:span><text:span text:style-name="T18">·</text:span><text:span text:style-name="T19">布恩迪亚</text:span><text:span text:style-name="T20">上校</text:span><text:span text:style-name="T21"><text:s/>MAGDALENA</text:span></text:p>
      <text:p text:style-name="P22"/>
      <text:p text:style-name="Normal"><text:span text:style-name="T23"><draw:custom-shape svg:x="4.73077in" svg:y="0.18205in" svg:width="0.91458in" svg:height="0.90347in" draw:z-index="251660288" draw:id="id0" draw:style-name="a0" draw:name="Oval 3" text:anchor-type="paragraph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/text:span><text:span text:style-name="T24"><draw:frame draw:z-index="251659264" draw:id="id1" draw:style-name="a1" draw:transform="translate(-0.53958in -0.49514in) rotate(-6.0795) translate(5.18814in 0.63729in)" draw:name="Text Box 2" text:anchor-type="paragraph" svg:width="1.07917in" svg:height="0.99028in" style:rel-width="scale" style:rel-height="scale"><draw:text-box><text:p text:style-name="P25">哥伦比亚电信公司</text:p><text:p text:style-name="P26">2026.03.23</text:p><text:p text:style-name="P27">电报</text:p></draw:text-box><svg:title/><svg:desc/></draw:frame></text:span><text:span text:style-name="T28">7456 <text:s/>1313 <text:s text:c="2"/>1122 <text:s/>0961 <text:s text:c="2"/>0007 <text:s/>7183<text:s/></text:span></text:p>
      <text:p text:style-name="P29">马<text:s text:c="2"/>孔 <text:s/>多 <text:s/>在 <text:s/>下 <text:s/>雨</text:p>
      <text:p text:style-name="P30"/>
      <text:p text:style-name="P31">NNNN</text:p>
      <text:p text:style-name="P32"/>
      <text:p text:style-name="Normal"><text:span text:style-name="T33">如有误投或查询 联系电话：00000000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DengXian" svg:font-family="DengXia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DengXian Light" svg:font-family="DengXian Light" style:font-family-generic="system" style:font-pitch="variable" svg:panose-1="2 1 6 0 3 1 1 1 1 1"/>
    <style:font-face style:name="Lyusung Fix" svg:font-family="Lyusung Fix" style:font-family-generic="system" style:font-pitch="variable" svg:panose-1="2 0 0 0 0 0 0 0 0 0"/>
    <style:font-face style:name="Microsoft YaHei" svg:font-family="Microsoft YaHei" style:font-family-generic="swiss" style:font-pitch="variable" svg:panose-1="2 11 5 3 2 2 4 2 2 4"/>
    <style:font-face style:name="SimSun" svg:font-family="SimSun" style:font-family-generic="system" style:font-pitch="variable" svg:panose-1="2 1 6 0 3 1 1 1 1 1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line-height="100%" fo:background-color="transparent" style:tab-stop-distance="0.2916in">
        <style:background-fill draw:fill="solid"/>
      </style:paragraph-properties>
      <style:text-properties style:font-name="DengXian" style:font-name-asian="DengXi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0.5pt" style:font-size-asian="10.5pt" style:font-size-complex="11pt" fo:background-color="transparent" style:text-underline-type="none" style:text-underline-color="font-color" style:text-emphasize="none" fo:language="en" fo:country="US" style:language-asian="zh" style:country-asian="CN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3333in" fo:margin-bottom="0.0555in"/>
      <style:text-properties style:font-name="DengXian Light" style:font-name-asian="DengXian Light" style:font-name-complex="Times New Roman" fo:color="#2F5496" fo:font-size="24pt" style:font-size-asian="24pt" style:font-size-complex="24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DengXian Light" style:font-name-asian="DengXian Light" style:font-name-complex="Times New Roman" fo:color="#2F5496" fo:font-size="20pt" style:font-size-asian="20pt" style:font-size-complex="20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="DengXian Light" style:font-name-asian="DengXian Light" style:font-name-complex="Times New Roman" fo:color="#2F5496" fo:font-size="16pt" style:font-size-asian="16pt" style:font-size-complex="16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complex="Times New Roman" fo:color="#2F5496" fo:font-size="14pt" style:font-size-asian="14pt" style:font-size-complex="14pt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complex="Times New Roman" fo:color="#2F5496" fo:font-size="12pt" style:font-size-asian="12pt" style:font-size-complex="12pt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/>
      <style:text-properties style:font-name-complex="Times New Roman" fo:font-weight="bold" style:font-weight-asian="bold" style:font-weight-complex="bold" fo:color="#2F5496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/>
      <style:text-properties style:font-name-complex="Times New Roman" fo:font-weight="bold" style:font-weight-asian="bold" style:font-weight-complex="bold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/>
      <style:text-properties style:font-name-complex="Times New Roman" fo:color="#595959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/>
      <style:text-properties style:font-name-asian="DengXian Light" style:font-name-complex="Times New Roman" fo:color="#595959" fo:hyphenate="false"/>
    </style:style>
    <style:style style:name="Normal" style:display-name="Normal" style:family="paragraph">
      <style:paragraph-properties fo:widows="0" fo:orphans="0" fo:text-align="justify"/>
      <style:text-properties fo:language="en" fo:country="CA"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DengXian Light" style:font-name-asian="DengXian Light" style:font-name-complex="Times New Roman" fo:color="#2F5496" fo:font-size="24pt" style:font-size-asian="24pt" style:font-size-complex="24pt" fo:language="en" fo:country="CA"/>
    </style:style>
    <style:style style:name="Heading2Char" style:display-name="Heading 2 Char" style:family="text" style:parent-style-name="DefaultParagraphFont">
      <style:text-properties style:font-name="DengXian Light" style:font-name-asian="DengXian Light" style:font-name-complex="Times New Roman" fo:color="#2F5496" fo:font-size="20pt" style:font-size-asian="20pt" style:font-size-complex="20pt" fo:language="en" fo:country="CA"/>
    </style:style>
    <style:style style:name="Heading3Char" style:display-name="Heading 3 Char" style:family="text" style:parent-style-name="DefaultParagraphFont">
      <style:text-properties style:font-name="DengXian Light" style:font-name-asian="DengXian Light" style:font-name-complex="Times New Roman" fo:color="#2F5496" fo:font-size="16pt" style:font-size-asian="16pt" style:font-size-complex="16pt" fo:language="en" fo:country="CA"/>
    </style:style>
    <style:style style:name="Heading4Char" style:display-name="Heading 4 Char" style:family="text" style:parent-style-name="DefaultParagraphFont">
      <style:text-properties style:font-name-complex="Times New Roman" fo:color="#2F5496" fo:font-size="14pt" style:font-size-asian="14pt" style:font-size-complex="14pt" fo:language="en" fo:country="CA"/>
    </style:style>
    <style:style style:name="Heading5Char" style:display-name="Heading 5 Char" style:family="text" style:parent-style-name="DefaultParagraphFont">
      <style:text-properties style:font-name-complex="Times New Roman" fo:color="#2F5496" fo:font-size="12pt" style:font-size-asian="12pt" style:font-size-complex="12pt" fo:language="en" fo:country="CA"/>
    </style:style>
    <style:style style:name="Heading6Char" style:display-name="Heading 6 Char" style:family="text" style:parent-style-name="DefaultParagraphFont">
      <style:text-properties style:font-name-complex="Times New Roman" fo:font-weight="bold" style:font-weight-asian="bold" style:font-weight-complex="bold" fo:color="#2F5496" fo:language="en" fo:country="CA"/>
    </style:style>
    <style:style style:name="Heading7Char" style:display-name="Heading 7 Char" style:family="text" style:parent-style-name="DefaultParagraphFont">
      <style:text-properties style:font-name-complex="Times New Roman" fo:font-weight="bold" style:font-weight-asian="bold" style:font-weight-complex="bold" fo:color="#595959" fo:language="en" fo:country="CA"/>
    </style:style>
    <style:style style:name="Heading8Char" style:display-name="Heading 8 Char" style:family="text" style:parent-style-name="DefaultParagraphFont">
      <style:text-properties style:font-name-complex="Times New Roman" fo:color="#595959" fo:language="en" fo:country="CA"/>
    </style:style>
    <style:style style:name="Heading9Char" style:display-name="Heading 9 Char" style:family="text" style:parent-style-name="DefaultParagraphFont">
      <style:text-properties style:font-name-asian="DengXian Light" style:font-name-complex="Times New Roman" fo:color="#595959" fo:language="en" fo:country="CA"/>
    </style:style>
    <style:style style:name="Title" style:display-name="Title" style:family="paragraph" style:parent-style-name="Normal" style:next-style-name="Normal">
      <style:paragraph-properties style:contextual-spacing="true" fo:text-align="center" fo:margin-bottom="0.0555in"/>
      <style:text-properties style:font-name="DengXian Light" style:font-name-asian="DengXian Light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DengXian Light" style:font-name-asian="DengXian Light" style:font-name-complex="Times New Roman" fo:letter-spacing="-0.0069in" style:letter-kerning="true" fo:font-size="28pt" style:font-size-asian="28pt" style:font-size-complex="28pt" fo:language="en" fo:country="CA"/>
    </style:style>
    <style:style style:name="Subtitle" style:display-name="Subtitle" style:family="paragraph" style:parent-style-name="Normal" style:next-style-name="Normal">
      <style:paragraph-properties fo:text-align="center" fo:margin-bottom="0.1111in"/>
      <style:text-properties style:font-name="DengXian Light" style:font-name-asian="DengXian Light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="DengXian Light" style:font-name-asian="DengXian Light" style:font-name-complex="Times New Roman" fo:color="#595959" fo:letter-spacing="0.0104in" fo:font-size="14pt" style:font-size-asian="14pt" style:font-size-complex="14pt" fo:language="en" fo:country="CA"/>
    </style:style>
    <style:style style:name="Quote" style:display-name="Quote" style:family="paragraph" style:parent-style-name="Normal" style:next-style-name="Normal">
      <style:paragraph-properties fo:text-align="center" fo:margin-top="0.1111in" fo:margin-bottom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 fo:language="en" fo:country="CA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2F5496"/>
    </style:style>
    <style:style style:name="IntenseQuote" style:display-name="Intense Quote" style:family="paragraph" style:parent-style-name="Normal" style:next-style-name="Normal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2F5496" fo:language="en" fo:country="CA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2F5496" fo:letter-spacing="0.0034in"/>
    </style:style>
    <style:style style:name="Date" style:display-name="Date" style:family="paragraph" style:parent-style-name="Normal" style:next-style-name="Normal">
      <style:paragraph-properties fo:margin-left="0.0694in">
        <style:tab-stops/>
      </style:paragraph-properties>
      <style:text-properties fo:hyphenate="false"/>
    </style:style>
    <style:style style:name="DateChar" style:display-name="Date Char" style:family="text" style:parent-style-name="DefaultParagraphFont">
      <style:text-properties fo:language="en" fo:country="CA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7in" fo:page-height="6.6937in" style:print-orientation="portrait" fo:margin-top="0.5in" fo:margin-left="0.5in" fo:margin-bottom="0.5in" fo:margin-right="0.5in" style:num-format="1" style:writing-mode="lr-tb" style:layout-grid-mode="line" style:layout-grid-lines="26" style:layout-grid-base-width="0in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Aroaceattorney</meta:initial-creator>
    <dc:creator>Nicky Mo</dc:creator>
    <meta:creation-date>2026-03-23T23:29:00Z</meta:creation-date>
    <dc:date>2026-03-23T23:29:00Z</dc:date>
    <meta:print-date>2026-03-23T21:47:00Z</meta:print-date>
    <meta:template xlink:href="Normal.dotm" xlink:type="simple"/>
    <meta:editing-cycles>2</meta:editing-cycles>
    <meta:editing-duration>PT60S</meta:editing-duration>
    <meta:document-statistic meta:page-count="1" meta:paragraph-count="1" meta:word-count="29" meta:character-count="197" meta:row-count="1" meta:non-whitespace-character-count="169"/>
  </office:meta>
</office:document-meta>
</file>